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AB00000107DABCF13B.svm" manifest:media-type=""/>
  <manifest:file-entry manifest:full-path="Pictures/20000001000001290000010795309B15.svm" manifest:media-type=""/>
  <manifest:file-entry manifest:full-path="Pictures/20000001000001DA000001292337D8EF.svm" manifest:media-type=""/>
  <manifest:file-entry manifest:full-path="Pictures/20000002000001F6000000B2D5A41514.eps" manifest:media-type=""/>
  <manifest:file-entry manifest:full-path="Pictures/20000001000000ED000000EDF78F3513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100000118000000D851DC808A.svm" manifest:media-type=""/>
  <manifest:file-entry manifest:full-path="Pictures/200000010000047100000164762EB74B.svm" manifest:media-type=""/>
  <manifest:file-entry manifest:full-path="Pictures/20000001000000DD00000012A856DA5C.svm" manifest:media-type=""/>
  <manifest:file-entry manifest:full-path="Pictures/20000001000000FA000000D8AB97C17A.svm" manifest:media-type=""/>
  <manifest:file-entry manifest:full-path="Pictures/2000000100000363000001074D94C047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1 \mathbin{\|} 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595cm" svg:height="3.047cm" svg:x="2.184cm" svg:y="0.404cm">
          <draw:image xlink:href="Pictures/20000002000001F6000000B2D5A41514.eps" xlink:type="simple" xlink:show="embed" xlink:actuate="onLoad">
            <text:p/>
          </draw:image>
        </draw:frame>
        <draw:frame draw:style-name="gr2" draw:text-style-name="P1" draw:layer="layout" svg:width="1.039cm" svg:height="0.314cm" svg:x="6.596cm" svg:y="0.883cm">
          <draw:image xlink:href="Pictures/2000000100000363000001074D94C047.svm" xlink:type="simple" xlink:show="embed" xlink:actuate="onLoad">
            <text:p/>
          </draw:image>
        </draw:frame>
        <draw:frame draw:style-name="gr3" draw:text-style-name="P1" draw:layer="layout" svg:width="0.355cm" svg:height="0.314cm" svg:x="4.746cm" svg:y="0.411cm">
          <draw:image xlink:href="Pictures/20000001000001290000010795309B15.svm" xlink:type="simple" xlink:show="embed" xlink:actuate="onLoad">
            <text:p/>
          </draw:image>
        </draw:frame>
        <draw:frame draw:style-name="gr4" draw:text-style-name="P1" draw:layer="layout" svg:width="0.335cm" svg:height="0.258cm" svg:x="7.081cm" svg:y="1.573cm">
          <draw:image xlink:href="Pictures/2000000100000118000000D851DC808A.svm" xlink:type="simple" xlink:show="embed" xlink:actuate="onLoad">
            <text:p/>
          </draw:image>
        </draw:frame>
        <draw:frame draw:style-name="gr5" draw:text-style-name="P1" draw:layer="layout" svg:width="0.517cm" svg:height="0.36cm" svg:x="8.217cm" svg:y="2.183cm">
          <draw:image xlink:href="Pictures/20000001000001B00000012D6746B6E6.svm" xlink:type="simple" xlink:show="embed" xlink:actuate="onLoad">
            <text:p/>
          </draw:image>
        </draw:frame>
        <draw:frame draw:style-name="gr6" draw:text-style-name="P1" draw:layer="layout" svg:width="0.568cm" svg:height="0.355cm" svg:x="10.612cm" svg:y="1.6cm">
          <draw:image xlink:href="Pictures/20000001000001DA000001292337D8EF.svm" xlink:type="simple" xlink:show="embed" xlink:actuate="onLoad">
            <text:p/>
          </draw:image>
        </draw:frame>
        <draw:frame draw:style-name="gr7" draw:text-style-name="P1" draw:layer="layout" svg:width="0.406cm" svg:height="0.253cm" svg:x="10.825cm" svg:y="0.441cm">
          <draw:image xlink:href="Pictures/2000000100000153000000D433F21394.svm" xlink:type="simple" xlink:show="embed" xlink:actuate="onLoad">
            <text:p/>
          </draw:image>
        </draw:frame>
        <draw:frame draw:style-name="gr8" draw:text-style-name="P1" draw:layer="layout" svg:width="1.363cm" svg:height="0.426cm" svg:x="2.711cm" svg:y="2.17cm">
          <draw:image xlink:href="Pictures/200000010000047100000164762EB74B.svm" xlink:type="simple" xlink:show="embed" xlink:actuate="onLoad">
            <text:p/>
          </draw:image>
        </draw:frame>
        <draw:frame draw:style-name="gr9" draw:text-style-name="P1" draw:layer="layout" svg:width="0.299cm" svg:height="0.258cm" svg:x="1.921cm" svg:y="1.611cm">
          <draw:image xlink:href="Pictures/20000001000000FA000000D8AB97C17A.svm" xlink:type="simple" xlink:show="embed" xlink:actuate="onLoad">
            <text:p/>
          </draw:image>
        </draw:frame>
        <draw:frame draw:style-name="gr10" draw:text-style-name="P1" draw:layer="layout" svg:width="0.511cm" svg:height="0.314cm" svg:x="5.461cm" svg:y="1.185cm">
          <draw:image xlink:href="Pictures/20000001000001AB00000107DABCF13B.svm" xlink:type="simple" xlink:show="embed" xlink:actuate="onLoad">
            <text:p/>
          </draw:image>
        </draw:frame>
        <draw:frame draw:style-name="gr11" draw:text-style-name="P1" draw:layer="layout" svg:width="0.283cm" svg:height="0.283cm" svg:x="5.197cm" svg:y="0.823cm">
          <draw:image xlink:href="Pictures/20000001000000ED000000EDF78F3513.svm" xlink:type="simple" xlink:show="embed" xlink:actuate="onLoad">
            <text:p/>
          </draw:image>
        </draw:frame>
        <draw:frame draw:style-name="gr12" draw:text-style-name="P1" draw:layer="layout" svg:width="0.264cm" svg:height="0.02cm" svg:x="6.099cm" svg:y="1.631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7T15:47:21</meta:creation-date>
    <meta:editing-duration>PT30M30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8-17T16:26:49</dc:date>
    <dc:creator>kkk </dc:creator>
    <meta:document-statistic meta:object-count="12"/>
    <meta:template xlink:type="simple" xlink:actuate="onRequest" xlink:title="kkkFigures" xlink:href="../../../../../.libreoffice/3/user/template/kkkFigures.otg" meta:date="2014-08-17T15:47:20"/>
  </office:meta>
</office:document-meta>
</file>